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3399"/>
    </style:style>
    <style:style style:name="ce10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duct backlog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0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6" office:value-type="string" calcext:value-type="string">
            <text:p>Priority</text:p>
          </table:table-cell>
          <table:table-cell table:style-name="ce8" office:value-type="string" calcext:value-type="string">
            <text:p>Estimation</text:p>
          </table:table-cell>
          <table:table-cell table:style-name="ce10" office:value-type="string" calcext:value-type="string">
            <text:p>Processed</text:p>
          </table:table-cell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10"/>
        </table:table-row>
        <table:table-row table:style-name="ro1">
          <table:table-cell office:value-type="string" calcext:value-type="string">
            <text:p>Implémenter le Sift Descrip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s de l'affichage des imag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stions de l'affichage des overlay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'architecture du logiciel est le M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ossibilité de charger les images provenant d'un répertoi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ctionnalité de recherche d'image par le contenu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odel-Driven faire un diagramme de classe (communication clien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ttre en place des tests unitair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ttre en place un G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ettre en place une intégration continue (jenkins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nctionnalité de création de diapora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rger les images d'une base de donné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se en place de Tra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cumentation avec Doxyg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1048541">
          <table:table-cell table:number-columns-repeated="4"/>
        </table:table-row>
        <table:table-row table:style-name="ro3" table:number-rows-repeated="1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/00/0000</text:date>, <text:time style:data-style-name="N2" text:time-value="12:56:56.118505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9M11S</meta:editing-duration>
    <meta:editing-cycles>22</meta:editing-cycles>
    <meta:generator>LibreOffice/4.2.7.2$Linux_X86_64 LibreOffice_project/420m0$Build-2</meta:generator>
    <dc:date>2015-01-04T13:25:18.880134180</dc:date>
    <meta:document-statistic meta:table-count="1" meta:cell-count="47" meta:object-count="0"/>
  </office:meta>
</office:document-meta>
</file>